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2c9f6" officeooo:paragraph-rsid="0032c9f6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2c9f6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32c9f6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32c9f6" officeooo:paragraph-rsid="0032c9f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0f958" style:font-size-asian="22pt" style:font-weight-asian="bold" style:font-name-complex="Nirmala UI2" style:font-size-complex="2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fo:font-size="14pt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Table_20_Contents">
      <style:text-properties officeooo:paragraph-rsid="0032c9f6"/>
    </style:style>
    <style:style style:name="P44" style:family="paragraph" style:parent-style-name="Standard">
      <style:text-properties fo:font-size="18pt" officeooo:paragraph-rsid="000f5821" style:font-size-asian="18pt" style:font-size-complex="18pt"/>
    </style:style>
    <style:style style:name="P4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6" style:family="paragraph" style:parent-style-name="Footer">
      <style:text-properties style:font-name="Nirmala UI" officeooo:paragraph-rsid="0020e4b5" style:font-name-complex="Nirmala UI2"/>
    </style:style>
    <style:style style:name="P47" style:family="paragraph" style:parent-style-name="Footer">
      <style:text-properties style:font-name="Nirmala UI" officeooo:paragraph-rsid="002f4fe4" style:font-name-complex="Nirmala UI2"/>
    </style:style>
    <style:style style:name="P4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0f165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size="14pt" officeooo:rsid="0032c9f6" style:font-size-asian="14pt" style:font-name-complex="Nirmala UI2" style:font-size-complex="14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officeooo:rsid="00225723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0f958"/>
    </style:style>
    <style:style style:name="T25" style:family="text">
      <style:text-properties officeooo:rsid="0032c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4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8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9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5">How to use – </text:p>
      <text:p text:style-name="P46">1. Press the correct number <text:tab/>and immediately press “Enter”(Green) key on the keypad.</text:p>
      <text:p text:style-name="P46">2. To Stop the playing announcement press “Backspace”(Red) key. </text:p>
      <text:p text:style-name="P46"><text:tab/><text:tab/></text:p>
      <text:p text:style-name="P47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7"><text:s/><text:span text:style-name="T24"><text:s/>औरंगाबाद - कोल्हापुर </text:span></text:p>
          </table:table-cell>
          <table:table-cell table:style-name="Table2.C1" office:value-type="string">
            <text:p text:style-name="P36"/>
          </table:table-cell>
          <table:table-cell table:style-name="Table2.D1" office:value-type="string">
            <text:p text:style-name="P37"><text:s/><text:span text:style-name="T24">कोल्हापुर -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4"><text:s/>विमान नगर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4"><text:s/>अहमदनगर <text:s/>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3"><text:s/><text:span text:style-name="T25">पुणे स्टेशन </text:span>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4"><text:s/>वालुज पंढरपुर + ओएसिस चौक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3"><text:s/><text:span text:style-name="T25">स्वारगेट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4"><text:s/>नगर नाका 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43"><text:span text:style-name="Default_20_Paragraph_20_Font"><text:span text:style-name="T22"><text:s/></text:span></text:span><text:span text:style-name="Default_20_Paragraph_20_Font"><text:span text:style-name="T10">सातारा बायपास + बॉम्बे रेस्टोरेंट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4"><text:s/>बाबा पेट्रोल पंप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43"><text:span text:style-name="Default_20_Paragraph_20_Font"><text:span text:style-name="T22"><text:s/></text:span></text:span><text:span text:style-name="Default_20_Paragraph_20_Font"><text:span text:style-name="T10">उमराज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4"><text:s/>क्रांति चौक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43"><text:span text:style-name="Default_20_Paragraph_20_Font"><text:span text:style-name="T22"><text:s/></text:span></text:span><text:span text:style-name="Default_20_Paragraph_20_Font"><text:span text:style-name="T10">कराड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4"><text:s/>होटल अमरप्रीत + दूध डेरी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43"><text:span text:style-name="Default_20_Paragraph_20_Font"><text:span text:style-name="T22"><text:s/></text:span></text:span><text:span text:style-name="Default_20_Paragraph_20_Font"><text:span text:style-name="T10">पेट नाका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4"><text:s/>आकाशवाणी 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3"><text:s/><text:span text:style-name="T25">वाथर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4"><text:s/>सेवन हिल्स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1"><text:s/><text:span text:style-name="T25">नायगाव फाटा + सांगली फाटा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4"><text:s/>सिडको बस स्टैंड + लास्ट स्टॉप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1"><text:s/><text:span text:style-name="T25">शेरोली फाटा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2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1"><text:s/><text:span text:style-name="T25">तावड़े होटल 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2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1"><text:s/><text:span text:style-name="T25">मार्केटयार्ड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2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1"><text:s/><text:span text:style-name="T25">महाराजा होटल </text:span>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2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text:span text:style-name="T25">कवाला नाका 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2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9"><text:s/>कोल्हापुर बस स्टैंड + लास्ट स्टॉप </text:p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1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5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1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35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40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35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35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40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40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40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40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40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40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40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40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40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40"/>
          </table:table-cell>
        </table:table-row>
      </table:table>
      <text:p text:style-name="P50"><text:span text:style-name="T15">इस्तेमाल </text:span><text:span text:style-name="T13"><text:s/>– </text:span></text:p>
      <text:p text:style-name="P49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9"><text:span text:style-name="T4">2. </text:span><text:span text:style-name="T6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8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f16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404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4T18:50:10.825609094</dc:date>
    <meta:editing-duration>P2DT8H21M17S</meta:editing-duration>
    <meta:generator>LibreOffice/4.4.6.3$Linux_X86_64 LibreOffice_project/40m0$Build-3</meta:generator>
    <meta:document-statistic meta:table-count="2" meta:image-count="0" meta:object-count="0" meta:page-count="2" meta:paragraph-count="167" meta:word-count="325" meta:character-count="1211" meta:non-whitespace-character-count="9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